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officeooo:rsid="000a0215" officeooo:paragraph-rsid="000a0215"/>
    </style:style>
    <style:style style:name="P2" style:family="paragraph" style:parent-style-name="Nadpis1">
      <style:text-properties officeooo:rsid="000aa58d" officeooo:paragraph-rsid="000aa58d"/>
    </style:style>
    <style:style style:name="P3" style:family="paragraph" style:parent-style-name="Nadpis1">
      <style:text-properties officeooo:rsid="000f52a9" officeooo:paragraph-rsid="000f52a9"/>
    </style:style>
    <style:style style:name="P4" style:family="paragraph" style:parent-style-name="Nadpis2">
      <style:text-properties officeooo:rsid="00106435" officeooo:paragraph-rsid="00106435"/>
    </style:style>
    <style:style style:name="P5" style:family="paragraph" style:parent-style-name="Nadpis2">
      <style:text-properties officeooo:rsid="0011102f" officeooo:paragraph-rsid="0011102f"/>
    </style:style>
    <style:style style:name="P6" style:family="paragraph" style:parent-style-name="Nadpis2">
      <style:text-properties officeooo:rsid="001bf538" officeooo:paragraph-rsid="001bf538"/>
    </style:style>
    <style:style style:name="P7" style:family="paragraph" style:parent-style-name="text">
      <style:text-properties fo:color="#ce181e" officeooo:rsid="0015f473" officeooo:paragraph-rsid="0015f473"/>
    </style:style>
    <style:style style:name="P8" style:family="paragraph" style:parent-style-name="text">
      <style:text-properties officeooo:rsid="0021e214" officeooo:paragraph-rsid="0021e214"/>
    </style:style>
    <style:style style:name="P9" style:family="paragraph" style:parent-style-name="text" style:list-style-name="L1">
      <style:text-properties officeooo:rsid="00081780" officeooo:paragraph-rsid="00081780"/>
    </style:style>
    <style:style style:name="P10" style:family="paragraph" style:parent-style-name="text" style:list-style-name="L1">
      <style:text-properties officeooo:rsid="00096985" officeooo:paragraph-rsid="00096985"/>
    </style:style>
    <style:style style:name="P11" style:family="paragraph" style:parent-style-name="text" style:list-style-name="L2">
      <style:text-properties officeooo:rsid="000a0215" officeooo:paragraph-rsid="000a0215"/>
    </style:style>
    <style:style style:name="P12" style:family="paragraph" style:parent-style-name="text" style:list-style-name="L2">
      <style:text-properties style:text-underline-style="solid" style:text-underline-width="auto" style:text-underline-color="font-color" officeooo:rsid="000a0215" officeooo:paragraph-rsid="000a0215"/>
    </style:style>
    <style:style style:name="P13" style:family="paragraph" style:parent-style-name="text" style:list-style-name="L4">
      <style:text-properties style:text-underline-style="solid" style:text-underline-width="auto" style:text-underline-color="font-color" officeooo:rsid="000aa58d" officeooo:paragraph-rsid="000aa58d"/>
    </style:style>
    <style:style style:name="P14" style:family="paragraph" style:parent-style-name="text" style:list-style-name="L5">
      <style:text-properties style:text-underline-style="solid" style:text-underline-width="auto" style:text-underline-color="font-color"/>
    </style:style>
    <style:style style:name="P15" style:family="paragraph" style:parent-style-name="text" style:list-style-name="L6">
      <style:text-properties style:text-underline-style="solid" style:text-underline-width="auto" style:text-underline-color="font-color" officeooo:rsid="000b8479" officeooo:paragraph-rsid="000b8479"/>
    </style:style>
    <style:style style:name="P16" style:family="paragraph" style:parent-style-name="text" style:list-style-name="L7">
      <style:text-properties style:text-underline-style="solid" style:text-underline-width="auto" style:text-underline-color="font-color" officeooo:rsid="00106435" officeooo:paragraph-rsid="00106435"/>
    </style:style>
    <style:style style:name="P17" style:family="paragraph" style:parent-style-name="text" style:list-style-name="L7">
      <style:text-properties style:text-underline-style="solid" style:text-underline-width="auto" style:text-underline-color="font-color" fo:font-weight="normal" officeooo:rsid="00106435" officeooo:paragraph-rsid="00106435" style:font-weight-asian="normal" style:font-weight-complex="normal"/>
    </style:style>
    <style:style style:name="P18" style:family="paragraph" style:parent-style-name="text" style:list-style-name="L2">
      <style:text-properties style:text-underline-style="none" fo:font-weight="bold" officeooo:rsid="000aa58d" officeooo:paragraph-rsid="000aa58d" style:font-weight-asian="bold" style:font-weight-complex="bold"/>
    </style:style>
    <style:style style:name="P19" style:family="paragraph" style:parent-style-name="text" style:list-style-name="L2">
      <style:text-properties style:text-underline-style="none" officeooo:rsid="000aa58d" officeooo:paragraph-rsid="000aa58d"/>
    </style:style>
    <style:style style:name="P20" style:family="paragraph" style:parent-style-name="text" style:list-style-name="L3">
      <style:text-properties style:text-underline-style="none" officeooo:rsid="000aa58d" officeooo:paragraph-rsid="000aa58d"/>
    </style:style>
    <style:style style:name="P21" style:family="paragraph" style:parent-style-name="text" style:list-style-name="L2">
      <style:text-properties style:text-underline-style="none" officeooo:rsid="000a0215" officeooo:paragraph-rsid="000a0215"/>
    </style:style>
    <style:style style:name="P22" style:family="paragraph" style:parent-style-name="text" style:list-style-name="L7">
      <style:text-properties style:text-underline-style="none" fo:font-weight="normal" officeooo:rsid="00106435" officeooo:paragraph-rsid="00106435" style:font-weight-asian="normal" style:font-weight-complex="normal"/>
    </style:style>
    <style:style style:name="P23" style:family="paragraph" style:parent-style-name="text" style:list-style-name="L2">
      <style:text-properties fo:font-style="italic" style:text-underline-style="none" officeooo:rsid="000a0215" officeooo:paragraph-rsid="000a0215" style:font-style-asian="italic" style:font-style-complex="italic"/>
    </style:style>
    <style:style style:name="P24" style:family="paragraph" style:parent-style-name="text" style:list-style-name="L4">
      <style:text-properties fo:font-style="italic" style:text-underline-style="none" officeooo:rsid="000aa58d" officeooo:paragraph-rsid="000aa58d" style:font-style-asian="italic" style:font-style-complex="italic"/>
    </style:style>
    <style:style style:name="P25" style:family="paragraph" style:parent-style-name="text" style:list-style-name="L5">
      <style:text-properties fo:font-style="italic" style:text-underline-style="none" style:font-style-asian="italic" style:font-style-complex="italic"/>
    </style:style>
    <style:style style:name="P26" style:family="paragraph" style:parent-style-name="text" style:list-style-name="L6">
      <style:text-properties fo:font-style="italic" style:text-underline-style="none" fo:font-weight="normal" officeooo:rsid="000b8479" officeooo:paragraph-rsid="000b8479" style:font-style-asian="italic" style:font-weight-asian="normal" style:font-style-complex="italic" style:font-weight-complex="normal"/>
    </style:style>
    <style:style style:name="P27" style:family="paragraph" style:parent-style-name="text" style:list-style-name="L5">
      <style:text-properties fo:font-style="italic" style:font-style-asian="italic" style:font-style-complex="italic"/>
    </style:style>
    <style:style style:name="P28" style:family="paragraph" style:parent-style-name="text" style:list-style-name="L5">
      <style:text-properties fo:font-style="italic" officeooo:paragraph-rsid="0016e4ea" style:font-style-asian="italic" style:font-style-complex="italic"/>
    </style:style>
    <style:style style:name="P29" style:family="paragraph" style:parent-style-name="text" style:list-style-name="L7">
      <style:text-properties fo:font-style="italic" officeooo:rsid="00106435" officeooo:paragraph-rsid="00106435" style:font-style-asian="italic" style:font-style-complex="italic"/>
    </style:style>
    <style:style style:name="P30" style:family="paragraph" style:parent-style-name="text" style:list-style-name="L8">
      <style:text-properties fo:font-style="italic" officeooo:rsid="001205e2" officeooo:paragraph-rsid="001205e2" style:font-style-asian="italic" style:font-style-complex="italic"/>
    </style:style>
    <style:style style:name="P31" style:family="paragraph" style:parent-style-name="text" style:list-style-name="L8">
      <style:text-properties fo:font-style="italic" officeooo:rsid="0014f286" officeooo:paragraph-rsid="0014f286" style:font-style-asian="italic" style:font-style-complex="italic"/>
    </style:style>
    <style:style style:name="P32" style:family="paragraph" style:parent-style-name="text" style:list-style-name="L8">
      <style:text-properties fo:font-style="italic" officeooo:rsid="0015f473" officeooo:paragraph-rsid="0015f473" style:font-style-asian="italic" style:font-style-complex="italic"/>
    </style:style>
    <style:style style:name="P33" style:family="paragraph" style:parent-style-name="text" style:list-style-name="L7">
      <style:text-properties fo:font-style="italic" fo:font-weight="normal" officeooo:rsid="00106435" officeooo:paragraph-rsid="00106435" style:font-style-asian="italic" style:font-weight-asian="normal" style:font-style-complex="italic" style:font-weight-complex="normal"/>
    </style:style>
    <style:style style:name="P34" style:family="paragraph" style:parent-style-name="text" style:list-style-name="L2">
      <style:text-properties fo:font-style="normal" style:text-underline-style="none" officeooo:rsid="000a0215" officeooo:paragraph-rsid="000a0215" style:font-style-asian="normal" style:font-style-complex="normal"/>
    </style:style>
    <style:style style:name="P35" style:family="paragraph" style:parent-style-name="text" style:list-style-name="L4">
      <style:text-properties fo:font-style="normal" style:text-underline-style="none" officeooo:rsid="000aa58d" officeooo:paragraph-rsid="000aa58d" style:font-style-asian="normal" style:font-style-complex="normal"/>
    </style:style>
    <style:style style:name="P36" style:family="paragraph" style:parent-style-name="text" style:list-style-name="L4">
      <style:text-properties fo:font-style="normal" style:text-underline-style="none" officeooo:rsid="000b718f" officeooo:paragraph-rsid="000b718f" style:font-style-asian="normal" style:font-style-complex="normal"/>
    </style:style>
    <style:style style:name="P37" style:family="paragraph" style:parent-style-name="text" style:list-style-name="L6">
      <style:text-properties fo:font-style="normal" style:text-underline-style="none" fo:font-weight="normal" officeooo:rsid="000b8479" officeooo:paragraph-rsid="000b8479" style:font-style-asian="normal" style:font-weight-asian="normal" style:font-style-complex="normal" style:font-weight-complex="normal"/>
    </style:style>
    <style:style style:name="P38" style:family="paragraph" style:parent-style-name="text" style:list-style-name="L6">
      <style:text-properties fo:font-style="normal" style:text-underline-style="none" fo:font-weight="normal" officeooo:rsid="000b8479" officeooo:paragraph-rsid="000f52a9" style:font-style-asian="normal" style:font-weight-asian="normal" style:font-style-complex="normal" style:font-weight-complex="normal"/>
    </style:style>
    <style:style style:name="P39" style:family="paragraph" style:parent-style-name="text" style:list-style-name="L6">
      <style:text-properties fo:font-style="normal" style:text-underline-style="none" fo:font-weight="normal" officeooo:rsid="000e9679" officeooo:paragraph-rsid="000e9679" style:font-style-asian="normal" style:font-weight-asian="normal" style:font-style-complex="normal" style:font-weight-complex="normal"/>
    </style:style>
    <style:style style:name="P40" style:family="paragraph" style:parent-style-name="text" style:list-style-name="L7">
      <style:text-properties fo:font-style="normal" fo:font-weight="normal" officeooo:rsid="00106435" officeooo:paragraph-rsid="00106435" style:font-style-asian="normal" style:font-weight-asian="normal" style:font-style-complex="normal" style:font-weight-complex="normal"/>
    </style:style>
    <style:style style:name="P41" style:family="paragraph" style:parent-style-name="text" style:list-style-name="L5"/>
    <style:style style:name="P42" style:family="paragraph" style:parent-style-name="text" style:list-style-name="L5">
      <style:text-properties officeooo:paragraph-rsid="0016e4ea"/>
    </style:style>
    <style:style style:name="P43" style:family="paragraph" style:parent-style-name="text" style:list-style-name="L5">
      <style:text-properties fo:font-weight="normal" officeooo:rsid="0033c5e8" officeooo:paragraph-rsid="0016e4ea" style:font-weight-asian="normal" style:font-weight-complex="normal"/>
    </style:style>
    <style:style style:name="P44" style:family="paragraph" style:parent-style-name="text" style:list-style-name="L7">
      <style:text-properties fo:font-weight="normal" officeooo:rsid="00106435" officeooo:paragraph-rsid="00106435" style:font-weight-asian="normal" style:font-weight-complex="normal"/>
    </style:style>
    <style:style style:name="P45" style:family="paragraph" style:parent-style-name="text" style:list-style-name="L7">
      <style:text-properties fo:font-weight="normal" officeooo:rsid="0011102f" officeooo:paragraph-rsid="0011102f" style:font-weight-asian="normal" style:font-weight-complex="normal"/>
    </style:style>
    <style:style style:name="P46" style:family="paragraph" style:parent-style-name="text" style:list-style-name="L7">
      <style:text-properties officeooo:rsid="000f52a9" officeooo:paragraph-rsid="000f52a9"/>
    </style:style>
    <style:style style:name="P47" style:family="paragraph" style:parent-style-name="text" style:list-style-name="L7">
      <style:text-properties officeooo:rsid="00106435" officeooo:paragraph-rsid="00106435"/>
    </style:style>
    <style:style style:name="P48" style:family="paragraph" style:parent-style-name="text" style:list-style-name="L7">
      <style:text-properties fo:color="#ce181e" officeooo:rsid="00106435" officeooo:paragraph-rsid="00106435"/>
    </style:style>
    <style:style style:name="P49" style:family="paragraph" style:parent-style-name="text" style:list-style-name="L7">
      <style:text-properties fo:color="#ce181e" officeooo:rsid="0011e06f" officeooo:paragraph-rsid="0011e06f"/>
    </style:style>
    <style:style style:name="P50" style:family="paragraph" style:parent-style-name="text" style:list-style-name="L9">
      <style:text-properties fo:color="#ce181e" officeooo:rsid="0018979b" officeooo:paragraph-rsid="0018979b"/>
    </style:style>
    <style:style style:name="P51" style:family="paragraph" style:parent-style-name="text" style:list-style-name="L9">
      <style:text-properties fo:color="#ce181e" officeooo:rsid="001a14db" officeooo:paragraph-rsid="001a14db"/>
    </style:style>
    <style:style style:name="P52" style:family="paragraph" style:parent-style-name="text" style:list-style-name="L9">
      <style:text-properties fo:color="#ce181e" officeooo:rsid="001b73c3" officeooo:paragraph-rsid="001b73c3"/>
    </style:style>
    <style:style style:name="P53" style:family="paragraph" style:parent-style-name="text" style:list-style-name="L8">
      <style:text-properties officeooo:rsid="0011102f" officeooo:paragraph-rsid="0011102f"/>
    </style:style>
    <style:style style:name="P54" style:family="paragraph" style:parent-style-name="text" style:list-style-name="L8">
      <style:text-properties officeooo:rsid="001205e2" officeooo:paragraph-rsid="001205e2"/>
    </style:style>
    <style:style style:name="P55" style:family="paragraph" style:parent-style-name="text" style:list-style-name="L8">
      <style:text-properties officeooo:rsid="0013d878" officeooo:paragraph-rsid="0013d878"/>
    </style:style>
    <style:style style:name="P56" style:family="paragraph" style:parent-style-name="text" style:list-style-name="L8">
      <style:text-properties officeooo:rsid="0014f286" officeooo:paragraph-rsid="0014f286"/>
    </style:style>
    <style:style style:name="P57" style:family="paragraph" style:parent-style-name="text" style:list-style-name="L8">
      <style:text-properties officeooo:rsid="0015f473" officeooo:paragraph-rsid="0015f473"/>
    </style:style>
    <style:style style:name="P58" style:family="paragraph" style:parent-style-name="text" style:list-style-name="L10">
      <style:text-properties officeooo:rsid="001bf538" officeooo:paragraph-rsid="001bf538"/>
    </style:style>
    <style:style style:name="P59" style:family="paragraph" style:parent-style-name="text" style:list-style-name="L11">
      <style:text-properties officeooo:rsid="001dac33" officeooo:paragraph-rsid="001dac33"/>
    </style:style>
    <style:style style:name="T1" style:family="text">
      <style:text-properties officeooo:rsid="00081780"/>
    </style:style>
    <style:style style:name="T2" style:family="text">
      <style:text-properties officeooo:rsid="000aa58d"/>
    </style:style>
    <style:style style:name="T3" style:family="text">
      <style:text-properties officeooo:rsid="000b718f"/>
    </style:style>
    <style:style style:name="T4" style:family="text">
      <style:text-properties officeooo:rsid="000b847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cd5c5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1102f" style:font-weight-asian="normal" style:font-weight-complex="normal"/>
    </style:style>
    <style:style style:name="T12" style:family="text">
      <style:text-properties fo:font-weight="normal" officeooo:rsid="0034cdc5" style:font-weight-asian="normal" style:font-weight-complex="normal"/>
    </style:style>
    <style:style style:name="T13" style:family="text">
      <style:text-properties fo:font-weight="normal" officeooo:rsid="00273eee" style:font-weight-asian="normal" style:font-weight-complex="normal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officeooo:rsid="0034cdc5"/>
    </style:style>
    <style:style style:name="T16" style:family="text">
      <style:text-properties officeooo:rsid="0016e4ea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1a14db"/>
    </style:style>
    <style:style style:name="T19" style:family="text">
      <style:text-properties officeooo:rsid="001fb457"/>
    </style:style>
    <style:style style:name="T20" style:family="text">
      <style:text-properties officeooo:rsid="0020e609"/>
    </style:style>
    <style:style style:name="T21" style:family="text">
      <style:text-properties officeooo:rsid="00245a60"/>
    </style:style>
    <style:style style:name="T22" style:family="text">
      <style:text-properties officeooo:rsid="0026068b"/>
    </style:style>
    <style:style style:name="T23" style:family="text">
      <style:text-properties officeooo:rsid="0026bced"/>
    </style:style>
    <style:style style:name="T24" style:family="text">
      <style:text-properties officeooo:rsid="00273e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lavička">Baroko ve světové literatuř<text:span text:style-name="T1">e</text:span></text:p>
      <text:list xml:id="list615222857" text:style-name="L1">
        <text:list-item>
          <text:p text:style-name="P9">16.-19. st</text:p>
        </text:list-item>
        <text:list-item>
          <text:p text:style-name="P9">renesance – člověk, umění, vědění</text:p>
        </text:list-item>
        <text:list-item>
          <text:p text:style-name="P9">baroko – velký návrat k víře</text:p>
        </text:list-item>
        <text:list-item>
          <text:p text:style-name="P9">Evropa zažívala velké tragedie</text:p>
          <text:list>
            <text:list-item>
              <text:p text:style-name="P9">mor</text:p>
            </text:list-item>
            <text:list-item>
              <text:p text:style-name="P9">30-ti letá válka</text:p>
            </text:list-item>
            <text:list-item>
              <text:p text:style-name="P9">Lidé měli pocit, že upnutí k víře jim zajistí jistotu</text:p>
            </text:list-item>
            <text:list-item>
              <text:p text:style-name="P9">Mají pocit, že lidský život <text:span text:style-name="T19">z</text:span>trácí na hodnotě → posmrtný život</text:p>
            </text:list-item>
            <text:list-item>
              <text:p text:style-name="P9">vrací se ke svému nitru</text:p>
            </text:list-item>
          </text:list>
        </text:list-item>
        <text:list-item>
          <text:p text:style-name="P9">Baroko = nepravidelný, perla s kazem</text:p>
          <text:list>
            <text:list-item>
              <text:p text:style-name="P9">dříve hanlivé označení</text:p>
            </text:list-item>
          </text:list>
        </text:list-item>
        <text:list-item>
          <text:p text:style-name="P9">monumentalita (stavby)</text:p>
        </text:list-item>
        <text:list-item>
          <text:p text:style-name="P9">okázalá výzdoba</text:p>
        </text:list-item>
        <text:list-item>
          <text:p text:style-name="P9">velice zdobná</text:p>
        </text:list-item>
        <text:list-item>
          <text:p text:style-name="P9">socharství</text:p>
          <text:list>
            <text:list-item>
              <text:p text:style-name="P9">M . Braun</text:p>
            </text:list-item>
            <text:list-item>
              <text:p text:style-name="P9">F. Brokoff</text:p>
              <text:list>
                <text:list-item>
                  <text:p text:style-name="P9">Sochy na Karlově mostě</text:p>
                </text:list-item>
              </text:list>
            </text:list-item>
          </text:list>
        </text:list-item>
        <text:list-item>
          <text:p text:style-name="P9">malířství</text:p>
        </text:list-item>
        <text:list-item>
          <text:p text:style-name="P9">hudba</text:p>
          <text:list>
            <text:list-item>
              <text:p text:style-name="P9">Bach</text:p>
            </text:list-item>
          </text:list>
        </text:list-item>
        <text:list-item>
          <text:p text:style-name="P9">v literatuře</text:p>
          <text:list>
            <text:list-item>
              <text:p text:style-name="P9">kontrast jako stavební prvek</text:p>
            </text:list-item>
            <text:list-item>
              <text:p text:style-name="P9">obnovování církrvních žánrů</text:p>
              <text:list>
                <text:list-item>
                  <text:p text:style-name="P9">legenda</text:p>
                </text:list-item>
                <text:list-item>
                  <text:p text:style-name="P9">duchovní epos</text:p>
                </text:list-item>
                <text:list-item>
                  <text:p text:style-name="P9">veliká symbolika</text:p>
                </text:list-item>
                <text:list-item>
                  <text:p text:style-name="P10">alegorie</text:p>
                  <text:list>
                    <text:list-item>
                      <text:p text:style-name="P10">skrytý význam</text:p>
                    </text:list-item>
                  </text:list>
                </text:list-item>
              </text:list>
            </text:list-item>
          </text:list>
        </text:list-item>
      </text:list>
      <text:p text:style-name="P1">Španělsko</text:p>
      <text:list xml:id="list1114084254" text:style-name="L2">
        <text:list-item>
          <text:p text:style-name="P11">Mistick<text:span text:style-name="T2">á</text:span> erotika = mistická alegorie</text:p>
          <text:list>
            <text:list-item>
              <text:p text:style-name="P11">erotika – alegorie – spojení duší (boží a člověka)</text:p>
            </text:list-item>
            <text:list-item>
              <text:p text:style-name="P11">mnohdy psáno společensky nežádoucně</text:p>
            </text:list-item>
            <text:list-item>
              <text:p text:style-name="P12">Terezie z <text:s/>Ávily</text:p>
              <text:list>
                <text:list-item>
                  <text:p text:style-name="P18">Úryvek <text:s/>244</text:p>
                  <text:list>
                    <text:list-item>
                      <text:p text:style-name="P19">sonet (4+4+3+3, teze, antiteze, sintéza, poenta)</text:p>
                    </text:list-item>
                  </text:list>
                </text:list-item>
              </text:list>
            </text:list-item>
          </text:list>
        </text:list-item>
      </text:list>
      <text:list xml:id="list60241642" text:style-name="L3">
        <text:list-item>
          <text:list>
            <text:list-item>
              <text:list>
                <text:list-item>
                  <text:list>
                    <text:list-item>
                      <text:p text:style-name="P20">Nemiluji tě kvůli nebi a peklu</text:p>
                    </text:list-item>
                    <text:list-item>
                      <text:p text:style-name="P20">Miluji tě kvůli tobě samotném</text:p>
                    </text:list-item>
                    <text:list-item>
                      <text:p text:style-name="P20">Milovala bych tě i bez nebe a pekla</text:p>
                    </text:list-item>
                    <text:list-item>
                      <text:p text:style-name="P20">budu tě milovat pořád</text:p>
                    </text:list-item>
                  </text:list>
                </text:list-item>
              </text:list>
            </text:list-item>
          </text:list>
        </text:list-item>
      </text:list>
      <text:list xml:id="list105150560158048" text:continue-list="list1114084254" text:style-name="L2">
        <text:list-item>
          <text:list>
            <text:list-item>
              <text:p text:style-name="P12">Juan de la Cruz</text:p>
              <text:list>
                <text:list-item>
                  <text:p text:style-name="P21">= <text:s/>Jan z Kříže</text:p>
                </text:list-item>
              </text:list>
            </text:list-item>
          </text:list>
        </text:list-item>
        <text:list-item>
          <text:p text:style-name="P12">Pedro Calderon de la Barca</text:p>
          <text:list>
            <text:list-item>
              <text:p text:style-name="P21"><text:soft-page-break/>mystérie</text:p>
              <text:list>
                <text:list-item>
                  <text:p text:style-name="P21">biblické příběhy</text:p>
                </text:list-item>
              </text:list>
            </text:list-item>
            <text:list-item>
              <text:p text:style-name="P23">Soudce zamilovaných</text:p>
              <text:list>
                <text:list-item>
                  <text:p text:style-name="P34">Stejný námět jako ve Fuentě ??</text:p>
                </text:list-item>
              </text:list>
            </text:list-item>
            <text:list-item>
              <text:p text:style-name="P23">Život je sen</text:p>
              <text:list>
                <text:list-item>
                  <text:p text:style-name="P34">princ Sigimundo</text:p>
                  <text:list>
                    <text:list-item>
                      <text:p text:style-name="P34">věštba: „Bude bojovat proti svému otci a bude jeho spása.“</text:p>
                    </text:list-item>
                    <text:list-item>
                      <text:p text:style-name="P34">otec ho uvěznil, poté ho pustil, ale on měl hodně velkou zlost, proto znovu ho uvěznil</text:p>
                    </text:list-item>
                    <text:list-item>
                      <text:p text:style-name="P34">příprava na posmrtný život – syn nechce dělat obtíže otci</text:p>
                    </text:list-item>
                  </text:list>
                </text:list-item>
              </text:list>
            </text:list-item>
          </text:list>
        </text:list-item>
      </text:list>
      <text:p text:style-name="P2">Itálie</text:p>
      <text:list xml:id="list3628515519" text:style-name="L4">
        <text:list-item>
          <text:p text:style-name="P13">Torquato Tasso</text:p>
          <text:list>
            <text:list-item>
              <text:p text:style-name="P24">Osvobozený <text:span text:style-name="T4">J</text:span>eruzalém</text:p>
              <text:list>
                <text:list-item>
                  <text:p text:style-name="P35">Nábožensko-hrdinská Epopej</text:p>
                  <text:list>
                    <text:list-item>
                      <text:p text:style-name="P35">velká dlouhá výpravná báseň</text:p>
                    </text:list-item>
                    <text:list-item>
                      <text:p text:style-name="P35">hrdinská – jde o boj</text:p>
                    </text:list-item>
                  </text:list>
                </text:list-item>
                <text:list-item>
                  <text:p text:style-name="P35">Duchovní Epos</text:p>
                </text:list-item>
                <text:list-item>
                  <text:p text:style-name="P35">Láska mezi kestřanským rytířem a pohanskou bojovnicí</text:p>
                  <text:list>
                    <text:list-item>
                      <text:p text:style-name="P35">Vzájemně se pak utkají</text:p>
                    </text:list-item>
                    <text:list-item>
                      <text:p text:style-name="P35">On ji nepozná, <text:span text:style-name="T3">ona mu podlehne</text:span></text:p>
                    </text:list-item>
                    <text:list-item>
                      <text:p text:style-name="P36">před smrtí příjme křes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Comedia del‘arte</text:p>
          <text:list>
            <text:list-item>
              <text:p text:style-name="P36">italské divadlo</text:p>
            </text:list-item>
            <text:list-item>
              <text:p text:style-name="P36">vychází z pantomim<text:span text:style-name="T24">y</text:span></text:p>
            </text:list-item>
            <text:list-item>
              <text:p text:style-name="P36">ustálené role (charaktery)</text:p>
              <text:list>
                <text:list-item>
                  <text:p text:style-name="P36">Doktor – nechytrý právník</text:p>
                </text:list-item>
                <text:list-item>
                  <text:p text:style-name="P36">Paňác – ša<text:span text:style-name="T24">š</text:span>ek</text:p>
                </text:list-item>
              </text:list>
            </text:list-item>
            <text:list-item>
              <text:p text:style-name="P36">Různé příběhy</text:p>
            </text:list-item>
            <text:list-item>
              <text:p text:style-name="P36">improvizace</text:p>
            </text:list-item>
          </text:list>
        </text:list-item>
      </text:list>
      <text:p text:style-name="Nadpis1">Anglie</text:p>
      <text:list xml:id="list713501545" text:style-name="L5">
        <text:list-item>
          <text:p text:style-name="P14">John Donne</text:p>
          <text:list>
            <text:list-item>
              <text:p text:style-name="P41">stál mezi renesanční a barokní lit.</text:p>
            </text:list-item>
            <text:list-item>
              <text:p text:style-name="P41">v části tvorby <text:span text:style-name="T15">mnoho </text:span>erotick<text:span text:style-name="T15">ých</text:span> naráž<text:span text:style-name="T15">ek → vysoká čtivost</text:span></text:p>
            </text:list-item>
            <text:list-item>
              <text:p text:style-name="P41">slovní a jazykové hříčky</text:p>
            </text:list-item>
            <text:list-item>
              <text:p text:style-name="P41"><text:span text:style-name="T15">později více </text:span>odkaz<text:span text:style-name="T15">ů</text:span> na náboženství</text:p>
            </text:list-item>
            <text:list-item>
              <text:p text:style-name="P27">Komu zvoní hrana</text:p>
              <text:list>
                <text:list-item>
                  <text:p text:style-name="P41">básnická sbírka, obsahuje stejnojmennou báseň</text:p>
                </text:list-item>
                <text:list-item>
                  <text:p text:style-name="P41">Ernst Hemingway – stejnojmenný román <text:span text:style-name="T15">(obsahuje úryvky z původního díla)</text:span></text:p>
                </text:list-item>
              </text:list>
            </text:list-item>
          </text:list>
        </text:list-item>
        <text:list-item>
          <text:p text:style-name="P14">John Milton</text:p>
          <text:list>
            <text:list-item>
              <text:p text:style-name="P25">Ztracený ráj</text:p>
              <text:list>
                <text:list-item>
                  <text:p text:style-name="P42">aluze na Bibli (Adam a Eva)</text:p>
                </text:list-item>
                <text:list-item>
                  <text:p text:style-name="P41">duchovní epos</text:p>
                </text:list-item>
                <text:list-item>
                  <text:p text:style-name="P41"><text:span text:style-name="T12">budou </text:span><text:span text:style-name="T10">od 1. hříchu na vždy hřešit?</text:span></text:p>
                </text:list-item>
                <text:list-item>
                  <text:p text:style-name="P41">12 knih</text:p>
                </text:list-item>
              </text:list>
            </text:list-item>
            <text:list-item>
              <text:p text:style-name="P28">Ráj znovu nabytý</text:p>
              <text:list>
                <text:list-item>
                  <text:p text:style-name="P41">epos</text:p>
                </text:list-item>
              </text:list>
            </text:list-item>
            <text:list-item>
              <text:p text:style-name="P41">elegie (= žalozpěvy)</text:p>
            </text:list-item>
            <text:list-item>
              <text:p text:style-name="P43"><text:soft-page-break/>sonety</text:p>
            </text:list-item>
          </text:list>
        </text:list-item>
      </text:list>
      <text:p text:style-name="Nadpis1">Německo</text:p>
      <text:list xml:id="list3711814933" text:style-name="L6">
        <text:list-item>
          <text:p text:style-name="P15">Hans Jakof Christoffel von <text:span text:style-name="T5">Grimmelshause</text:span></text:p>
          <text:list>
            <text:list-item>
              <text:p text:style-name="P37">Jeho tvorbou se inspiroval <text:span text:style-name="T7">Bertolt Brecht</text:span></text:p>
            </text:list-item>
            <text:list-item>
              <text:p text:style-name="P37">typické barokní prvky</text:p>
            </text:list-item>
            <text:list-item>
              <text:p text:style-name="P26">Dobrodružný Simplicius Simplicissimu<text:span text:style-name="T24">s</text:span></text:p>
              <text:list>
                <text:list-item>
                  <text:p text:style-name="P37">Román</text:p>
                </text:list-item>
                <text:list-item>
                  <text:p text:style-name="P37">kontrast mezi jednoduchým dětském pohledem na svět a realitou (30letá válka)</text:p>
                </text:list-item>
                <text:list-item>
                  <text:p text:style-name="P37">hlavní hrdina Prosťáček nejprostší</text:p>
                </text:list-item>
                <text:list-item>
                  <text:p text:style-name="P37">pohled na jeho celý život</text:p>
                </text:list-item>
                <text:list-item>
                  <text:p text:style-name="P37"><text:span text:style-name="T5">Ukázka </text:span><text:span text:style-name="T6">245</text:span></text:p>
                  <text:list>
                    <text:list-item>
                      <text:p text:style-name="P37">z jeho dětství</text:p>
                    </text:list-item>
                    <text:list-item>
                      <text:p text:style-name="P37">před odchodem ze statku k poustevníkovi</text:p>
                    </text:list-item>
                    <text:list-item>
                      <text:p text:style-name="P39">ich forma</text:p>
                    </text:list-item>
                    <text:list-item>
                      <text:p text:style-name="P39">pohled na drancování statku vojáky</text:p>
                    </text:list-item>
                    <text:list-item>
                      <text:p text:style-name="P39">nevinný, nechápavý, naivní pohled na realitu</text:p>
                    </text:list-item>
                    <text:list-item>
                      <text:p text:style-name="P39">popisuje realitu, přirovnává ji k tomu, co už zažil a je výrazně štastnější (kontrast)</text:p>
                    </text:list-item>
                  </text:list>
                </text:list-item>
              </text:list>
            </text:list-item>
            <text:list-item>
              <text:p text:style-name="P26">Poběhlice Kuráž</text:p>
              <text:list>
                <text:list-item>
                  <text:p text:style-name="P37">Brecht přetvořil jako <text:span text:style-name="T8">Matka kuráž a její děti</text:span></text:p>
                </text:list-item>
                <text:list-item>
                  <text:p text:style-name="P37">hlavní postava Mrkitánka</text:p>
                  <text:list>
                    <text:list-item>
                      <text:p text:style-name="P38">obchodnice s vojskem (d<text:span text:style-name="T24">o</text:span>dává potřebný civilní materiál) </text:p>
                    </text:list-item>
                  </text:list>
                </text:list-item>
              </text:list>
            </text:list-item>
          </text:list>
        </text:list-item>
      </text:list>
      <text:p text:style-name="P3">Česká barokní literatura</text:p>
      <text:list xml:id="list3008239464" text:style-name="L7">
        <text:list-item>
          <text:p text:style-name="P46">16 – 17 století</text:p>
        </text:list-item>
        <text:list-item>
          <text:p text:style-name="P46">1526</text:p>
          <text:list>
            <text:list-item>
              <text:p text:style-name="P46">nástup Habsburků</text:p>
              <text:list>
                <text:list-item>
                  <text:p text:style-name="P46">katolicky orientovaná</text:p>
                </text:list-item>
                <text:list-item>
                  <text:p text:style-name="P47">i tak zde fungovalo jak Husitství, tak i Katolismus</text:p>
                </text:list-item>
              </text:list>
            </text:list-item>
          </text:list>
        </text:list-item>
        <text:list-item>
          <text:p text:style-name="P46">1620</text:p>
          <text:list>
            <text:list-item>
              <text:p text:style-name="P47">bitva na Bílé hoře</text:p>
              <text:list>
                <text:list-item>
                  <text:p text:style-name="P47">vyhráli Habsburkové</text:p>
                </text:list-item>
                <text:list-item>
                  <text:p text:style-name="P47">oslabení vlivu stavů na panovníka</text:p>
                </text:list-item>
                <text:list-item>
                  <text:p text:style-name="P47">rekatolizace</text:p>
                </text:list-item>
              </text:list>
            </text:list-item>
          </text:list>
        </text:list-item>
        <text:list-item>
          <text:p text:style-name="P47">1627</text:p>
          <text:list>
            <text:list-item>
              <text:p text:style-name="P47">Obnovené zřízení zemské</text:p>
              <text:list>
                <text:list-item>
                  <text:p text:style-name="P47">právo Habsburků dědičně na český trůn</text:p>
                </text:list-item>
                <text:list-item>
                  <text:p text:style-name="P47">zrovnoprávnění Němčiny s Češtinou</text:p>
                  <text:list>
                    <text:list-item>
                      <text:p text:style-name="P47">dříve úřední jazyk Čeština</text:p>
                    </text:list-item>
                  </text:list>
                </text:list-item>
                <text:list-item>
                  <text:p text:style-name="P47">jediné povolené náboženství – katolické</text:p>
                </text:list-item>
                <text:list-item>
                  <text:p text:style-name="P47">nekatolíci</text:p>
                  <text:list>
                    <text:list-item>
                      <text:p text:style-name="P47">konverze ke katolismu</text:p>
                    </text:list-item>
                    <text:list-item>
                      <text:p text:style-name="P47">odchod do exilu (30 000 rodin)</text:p>
                    </text:list-item>
                  </text:list>
                </text:list-item>
                <text:list-item>
                  <text:p text:style-name="P47">mizení literatury s nekatolickým konte<text:span text:style-name="T16">x</text:span>tem</text:p>
                </text:list-item>
                <text:list-item>
                  <text:p text:style-name="P47">výrazné šíření Němčiny, úpadek Češtiny (včetně literatury)</text:p>
                </text:list-item>
              </text:list>
            </text:list-item>
          </text:list>
        </text:list-item>
      </text:list>
      <text:p text:style-name="P4"><text:soft-page-break/>Literatura domácí</text:p>
      <text:list xml:id="list105151395856260" text:continue-numbering="true" text:style-name="L7">
        <text:list-item>
          <text:p text:style-name="P47">Katolíci</text:p>
        </text:list-item>
        <text:list-item>
          <text:p text:style-name="P47">Jezuitský řád</text:p>
        </text:list-item>
        <text:list-item>
          <text:p text:style-name="P16">Bedřich Bridel</text:p>
          <text:list>
            <text:list-item>
              <text:p text:style-name="P47">jezuita</text:p>
            </text:list-item>
            <text:list-item>
              <text:p text:style-name="P47">básník</text:p>
            </text:list-item>
            <text:list-item>
              <text:p text:style-name="P29">Co bůh? Člověk?</text:p>
              <text:list>
                <text:list-item>
                  <text:p text:style-name="P48">typické barokní prvky</text:p>
                  <text:list>
                    <text:list-item>
                      <text:p text:style-name="P49">náboženský motiv</text:p>
                    </text:list-item>
                    <text:list-item>
                      <text:p text:style-name="P49">přirovnání, metafora, metonymie</text:p>
                    </text:list-item>
                    <text:list-item>
                      <text:p text:style-name="P49">kontrast</text:p>
                    </text:list-item>
                    <text:list-item>
                      <text:p text:style-name="P49"><text:span text:style-name="T20">vyzdvihování</text:span> Boh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Bohuslav <text:span text:style-name="T10">Ba</text:span><text:span text:style-name="T13">l</text:span><text:span text:style-name="T10">bín</text:span></text:p>
          <text:list>
            <text:list-item>
              <text:p text:style-name="P29"><text:span text:style-name="T10">Rozprava </text:span><text:span text:style-name="T14">na obranu jazyka slovanského, zvláště českého</text:span></text:p>
              <text:list>
                <text:list-item>
                  <text:p text:style-name="P44">posložila národním buditelům o oživení Češtiny</text:p>
                </text:list-item>
              </text:list>
            </text:list-item>
          </text:list>
        </text:list-item>
        <text:list-item>
          <text:p text:style-name="P17">Adam Mich<text:span text:style-name="T21">na</text:span> z Otradovic</text:p>
          <text:list>
            <text:list-item>
              <text:p text:style-name="P33">Česká mariánská muzika</text:p>
              <text:list>
                <text:list-item>
                  <text:p text:style-name="P40">kancionál</text:p>
                </text:list-item>
                <text:list-item>
                  <text:p text:style-name="P47"><text:span text:style-name="T10">ukolébavka </text:span><text:span text:style-name="T9">Chtíc aby spal</text:span></text:p>
                </text:list-item>
              </text:list>
            </text:list-item>
          </text:list>
        </text:list-item>
        <text:list-item>
          <text:p text:style-name="P22">puristé</text:p>
          <text:list>
            <text:list-item>
              <text:p text:style-name="P47"><text:span text:style-name="T10">snažili se uchovat češtinu </text:span><text:span text:style-name="T11">před Němčinou</text:span></text:p>
            </text:list-item>
            <text:list-item>
              <text:p text:style-name="P45">vytváření nových slov skládáním</text:p>
              <text:list>
                <text:list-item>
                  <text:p text:style-name="P45">čistonnosoplena</text:p>
                </text:list-item>
                <text:list-item>
                  <text:p text:style-name="P45">neujali se</text:p>
                </text:list-item>
              </text:list>
            </text:list-item>
            <text:list-item>
              <text:p text:style-name="P45">české odborné názvosloví</text:p>
            </text:list-item>
          </text:list>
        </text:list-item>
        <text:list-item>
          <text:p text:style-name="P45">Pololidová a lidová literatura</text:p>
          <text:list>
            <text:list-item>
              <text:p text:style-name="P45">Pololidová</text:p>
              <text:list>
                <text:list-item>
                  <text:p text:style-name="P45">Psali ji měš<text:span text:style-name="T21">ť</text:span>ané</text:p>
                </text:list-item>
                <text:list-item>
                  <text:p text:style-name="P45">česky</text:p>
                </text:list-item>
                <text:list-item>
                  <text:p text:style-name="P45">lidové prostředí</text:p>
                </text:list-item>
                <text:list-item>
                  <text:p text:style-name="P45">kramářské písně</text:p>
                  <text:list>
                    <text:list-item>
                      <text:p text:style-name="P45">k nalákání zákazníků do obchodů</text:p>
                    </text:list-item>
                    <text:list-item>
                      <text:p text:style-name="P45">předváděny před obchody</text:p>
                    </text:list-item>
                    <text:list-item>
                      <text:p text:style-name="P45">sloužili i jako černá kronika</text:p>
                    </text:list-item>
                  </text:list>
                </text:list-item>
                <text:list-item>
                  <text:p text:style-name="P45">interludium</text:p>
                  <text:list>
                    <text:list-item>
                      <text:p text:style-name="P45">mezihra</text:p>
                    </text:list-item>
                    <text:list-item>
                      <text:p text:style-name="P45">divadelní výjevy z lidového prostředí</text:p>
                    </text:list-item>
                    <text:list-item>
                      <text:p text:style-name="P45">satiry, parodie</text:p>
                    </text:list-item>
                    <text:list-item>
                      <text:p text:style-name="P45">vulgarismy</text:p>
                    </text:list-item>
                  </text:list>
                </text:list-item>
                <text:list-item>
                  <text:p text:style-name="P45">písmák</text:p>
                  <text:list>
                    <text:list-item>
                      <text:p text:style-name="P45">lidé, co se snažili zaznamenat lidovou slověsnost</text:p>
                    </text:list-item>
                  </text:list>
                </text:list-item>
              </text:list>
            </text:list-item>
          </text:list>
        </text:list-item>
      </text:list>
      <text:p text:style-name="P5">exilová literatura</text:p>
      <text:list xml:id="list1017733197" text:style-name="L8">
        <text:list-item>
          <text:p text:style-name="P53">Jan Amos Komenský</text:p>
          <text:list>
            <text:list-item>
              <text:p text:style-name="P54">exil po bílé hoře (nebyl katolík)</text:p>
            </text:list-item>
            <text:list-item>
              <text:p text:style-name="P54">těžký život</text:p>
              <text:list>
                <text:list-item>
                  <text:p text:style-name="P54">smrt ženy …</text:p>
                </text:list-item>
                <text:list-item>
                  <text:p text:style-name="P54">vyhořela mu knihovna v Lešně</text:p>
                  <text:list>
                    <text:list-item>
                      <text:p text:style-name="P54">včetně vytvořených spisů</text:p>
                    </text:list-item>
                  </text:list>
                </text:list-item>
              </text:list>
            </text:list-item>
            <text:list-item>
              <text:p text:style-name="P54">pedagogika</text:p>
            </text:list-item>
            <text:list-item>
              <text:p text:style-name="P54"><text:soft-page-break/>latina</text:p>
            </text:list-item>
            <text:list-item>
              <text:p text:style-name="P54">náboženská díla</text:p>
              <text:list>
                <text:list-item>
                  <text:p text:style-name="P30">Labyrint světa a ráj srdce</text:p>
                  <text:list>
                    <text:list-item>
                      <text:p text:style-name="P54">přirovnává svět k bludišti</text:p>
                    </text:list-item>
                    <text:list-item>
                      <text:p text:style-name="P54">ich forma </text:p>
                      <text:list>
                        <text:list-item>
                          <text:p text:style-name="P54">poutník, který si snaží najít místo ve světe</text:p>
                        </text:list-item>
                        <text:list-item>
                          <text:p text:style-name="P54">nespokovený s životem</text:p>
                        </text:list-item>
                        <text:list-item>
                          <text:p text:style-name="P54">návrat sám do sebe (srdce) (propojení s vírou)</text:p>
                        </text:list-item>
                        <text:list-item>
                          <text:p text:style-name="P54">průvodci</text:p>
                          <text:list>
                            <text:list-item>
                              <text:p text:style-name="P54">Mámení</text:p>
                              <text:list>
                                <text:list-item>
                                  <text:p text:style-name="P55">nedokonalost lidského vnímání</text:p>
                                </text:list-item>
                              </text:list>
                            </text:list-item>
                            <text:list-item>
                              <text:p text:style-name="P54">Vševěda Všudybuda</text:p>
                              <text:list>
                                <text:list-item>
                                  <text:p text:style-name="P54">zvídavost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5">alegorie</text:p>
                        </text:list-item>
                      </text:list>
                    </text:list-item>
                  </text:list>
                </text:list-item>
                <text:list-item>
                  <text:p text:style-name="P31">Hlubina bezpečnosti</text:p>
                </text:list-item>
                <text:list-item>
                  <text:p text:style-name="P31">Kšaft <text:span text:style-name="T17">(závěť)</text:span> umírající matky Jednotu Bratrské</text:p>
                </text:list-item>
              </text:list>
            </text:list-item>
            <text:list-item>
              <text:p text:style-name="P56">pedegogika</text:p>
              <text:list>
                <text:list-item>
                  <text:p text:style-name="P56">rozdělení výuky po 6 letech</text:p>
                  <text:list>
                    <text:list-item>
                      <text:p text:style-name="P56">škola mateřská</text:p>
                    </text:list-item>
                    <text:list-item>
                      <text:p text:style-name="P56">škola obecná</text:p>
                    </text:list-item>
                    <text:list-item>
                      <text:p text:style-name="P56">škola střední</text:p>
                    </text:list-item>
                    <text:list-item>
                      <text:p text:style-name="P56">škola vysoká</text:p>
                    </text:list-item>
                  </text:list>
                </text:list-item>
                <text:list-item>
                  <text:p text:style-name="P56">názornost, přiměřenost, prokázání talentů, tělesná výchova, odmítá tělesné tresty …</text:p>
                </text:list-item>
                <text:list-item>
                  <text:p text:style-name="P56">zdůraznuje kázeň a disciplínu</text:p>
                </text:list-item>
                <text:list-item>
                  <text:p text:style-name="P31">Didaktika magna</text:p>
                  <text:list>
                    <text:list-item>
                      <text:p text:style-name="P56">česká didaktika</text:p>
                    </text:list-item>
                  </text:list>
                </text:list-item>
                <text:list-item>
                  <text:p text:style-name="P31">Škola hrou</text:p>
                  <text:list>
                    <text:list-item>
                      <text:p text:style-name="P56">divadelní didaktické hry</text:p>
                    </text:list-item>
                  </text:list>
                </text:list-item>
                <text:list-item>
                  <text:p text:style-name="P31">Dveře jazyků otevřené</text:p>
                </text:list-item>
                <text:list-item>
                  <text:p text:style-name="P31">Svět v obrazech</text:p>
                </text:list-item>
              </text:list>
            </text:list-item>
            <text:list-item>
              <text:p text:style-name="P57">díla pansofická</text:p>
              <text:list>
                <text:list-item>
                  <text:p text:style-name="P57">utopický cíl obsáhnou veškeré vědění tohoto světa</text:p>
                </text:list-item>
                <text:list-item>
                  <text:p text:style-name="P32">Cesta světla</text:p>
                  <text:list>
                    <text:list-item>
                      <text:p text:style-name="P57">alegorická záležitost</text:p>
                      <text:list>
                        <text:list-item>
                          <text:p text:style-name="P57">světlo – vzdělání</text:p>
                        </text:list-item>
                        <text:list-item>
                          <text:p text:style-name="P57">pouť člověka za vzdělání<text:span text:style-name="T23">m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Mapa Moravy</text:p>
              <text:list>
                <text:list-item>
                  <text:p text:style-name="P57">česko-latinský slovník</text:p>
                </text:list-item>
                <text:list-item>
                  <text:p text:style-name="P57">shořel v lešně</text:p>
                </text:list-item>
              </text:list>
            </text:list-item>
          </text:list>
        </text:list-item>
      </text:list>
      <text:p text:style-name="P7">Dú – papír + (přečíst 287-282, 284-288, <text:span text:style-name="T5">289-291, 291-292</text:span>)</text:p>
      <text:list xml:id="list979946894" text:style-name="L9">
        <text:list-item>
          <text:p text:style-name="P50">Jde o pozdější význam sousloví kramářské písně, označující <text:span text:style-name="T18">najivní pokleslou literaturu např. Černé kroniky.</text:span></text:p>
        </text:list-item>
        <text:list-item>
          <text:p text:style-name="P51">AABCCA ne</text:p>
        </text:list-item>
        <text:list-item>
          <text:p text:style-name="P51"><text:s/></text:p>
        </text:list-item>
        <text:list-item>
          <text:p text:style-name="P52">kontrast,</text:p>
        </text:list-item>
        <text:list-item>
          <text:p text:style-name="P52">Píseň strašlivá je mnohem odlehčenější a humornější.</text:p>
        </text:list-item>
      </text:list>
      <text:p text:style-name="P6">Jistá a pravdivá novina o jednom mládenci mysliveckém</text:p>
      <text:list xml:id="list847920565" text:style-name="L10">
        <text:list-item>
          <text:p text:style-name="P58">proč je Kramářskou písní</text:p>
          <text:list>
            <text:list-item>
              <text:p text:style-name="P58">poutavý příběh</text:p>
            </text:list-item>
            <text:list-item>
              <text:p text:style-name="P58"><text:soft-page-break/>černá kronika</text:p>
            </text:list-item>
          </text:list>
        </text:list-item>
        <text:list-item>
          <text:p text:style-name="P58">Rýmové schéma</text:p>
          <text:list>
            <text:list-item>
              <text:p text:style-name="P58">AABB – sdružený</text:p>
            </text:list-item>
            <text:list-item>
              <text:p text:style-name="P58">ABCB – přerývaný</text:p>
            </text:list-item>
            <text:list-item>
              <text:p text:style-name="P58">ABBA – obkročný</text:p>
            </text:list-item>
            <text:list-item>
              <text:p text:style-name="P58">není zachováno většinou se opakuje AAB</text:p>
            </text:list-item>
            <text:list-item>
              <text:p text:style-name="P58">nejedná se o vzdělané autory</text:p>
            </text:list-item>
          </text:list>
        </text:list-item>
        <text:list-item>
          <text:p text:style-name="P58">forma<text:span text:style-name="T22">črg</text:span></text:p>
          <text:list>
            <text:list-item>
              <text:p text:style-name="P58">teze</text:p>
            </text:list-item>
            <text:list-item>
              <text:p text:style-name="P58">sloky o 6 verších</text:p>
            </text:list-item>
            <text:list-item>
              <text:p text:style-name="P58">jednoduší</text:p>
            </text:list-item>
          </text:list>
        </text:list-item>
        <text:list-item>
          <text:p text:style-name="P58">figury a tropy</text:p>
          <text:list>
            <text:list-item>
              <text:p text:style-name="P58">není jich tam moc</text:p>
            </text:list-item>
          </text:list>
        </text:list-item>
        <text:list-item>
          <text:p text:style-name="P58">srovnání s písní Strašlivou</text:p>
          <text:list>
            <text:list-item>
              <text:p text:style-name="P58">shodný námět (Zamilování → smrt)</text:p>
            </text:list-item>
            <text:list-item>
              <text:p text:style-name="P58">Píseň strašlivá</text:p>
              <text:list>
                <text:list-item>
                  <text:p text:style-name="P58">metaforická</text:p>
                </text:list-item>
                <text:list-item>
                  <text:p text:style-name="P58">odlehčená</text:p>
                </text:list-item>
                <text:list-item>
                  <text:p text:style-name="P58">humorná</text:p>
                </text:list-item>
                <text:list-item>
                  <text:p text:style-name="P58">ABABCDCD – pravidelné</text:p>
                </text:list-item>
              </text:list>
            </text:list-item>
          </text:list>
        </text:list-item>
      </text:list>
      <text:p text:style-name="P8">Václav František Kocmánek – Intrludium kratochvilné o selském hňupu chtějícím žákem být</text:p>
      <text:list xml:id="list2948484246" text:style-name="L11">
        <text:list-item>
          <text:p text:style-name="P59">veršované</text:p>
        </text:list-item>
        <text:list-item>
          <text:p text:style-name="P59">stará čeština</text:p>
        </text:list-item>
        <text:list-item>
          <text:p text:style-name="P59">sedláci</text:p>
          <text:list>
            <text:list-item>
              <text:p text:style-name="P59">má jít syn studovat (ale je hloupý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3cm" fo:margin-bottom="0.312cm" loext:contextual-spacing="false" fo:line-height="100%" style:writing-mode="page"/>
      <style:text-properties fo:color="#0066cc" style:font-name="Varela Round" fo:font-family="'Varela Round'" style:font-pitch="variable" fo:font-size="17pt" fo:language="cs" fo:country="CZ" fo:font-style="normal" fo:font-weight="normal" officeooo:rsid="001ddfcc" style:font-size-asian="17pt" style:font-style-asian="normal" style:font-weight-asian="normal" style:font-size-complex="17pt" style:font-style-complex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8-11-02T10:51:49.025000000</dc:date>
    <meta:editing-duration>PT10H14M28S</meta:editing-duration>
    <meta:editing-cycles>19</meta:editing-cycles>
    <meta:generator>LibreOffice/5.4.6.2$Windows_X86_64 LibreOffice_project/4014ce260a04f1026ba855d3b8d91541c224eab8</meta:generator>
    <meta:document-statistic meta:table-count="0" meta:image-count="0" meta:object-count="0" meta:page-count="6" meta:paragraph-count="255" meta:word-count="1130" meta:character-count="6141" meta:non-whitespace-character-count="5485"/>
  </office:meta>
</office:document-meta>
</file>